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2.17cm" style:rel-column-width="9033*"/>
    </style:style>
    <style:style style:name="Table3.D" style:family="table-column">
      <style:table-column-properties style:column-width="3.304cm" style:rel-column-width="1375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5010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Heading_20_4">
      <style:text-properties style:font-name="Tahoma2" fo:font-size="11pt" fo:font-style="normal" style:font-size-asian="11pt" style:font-style-asian="normal" style:font-size-complex="11pt" style:font-style-complex="normal"/>
    </style:style>
    <style:style style:name="P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2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_20_2">
      <style:text-properties fo:color="#ff000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Heading_20_4">
      <style:paragraph-properties fo:margin-top="0.423cm" fo:margin-bottom="0.212cm"/>
      <style:text-properties style:font-name="Tahoma2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9" style:family="paragraph" style:parent-style-name="Table_20_Heading">
      <style:paragraph-properties fo:text-align="center" style:justify-single-word="false"/>
      <style:text-properties fo:color="#ff000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3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T1" style:family="text" style:parent-style-name="Source_20_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 style:parent-style-name="Source_20_Text">
      <style:text-properties fo:font-weight="normal" style:font-weight-asian="normal" style:font-weight-complex="normal"/>
    </style:style>
    <style:style style:name="T4" style:family="text" style:parent-style-name="Source_20_Text">
      <style:text-properties fo:font-weight="bold" style:font-weight-asian="bold" style:font-weight-complex="bold"/>
    </style:style>
    <style:style style:name="T5" style:family="text" style:parent-style-name="Source_20_Text">
      <style:text-properties fo:font-weight="normal" style:font-weight-asian="normal" style:font-weight-complex="normal"/>
    </style:style>
    <style:style style:name="T6" style:family="text" style:parent-style-name="Source_20_Text">
      <style:text-properties fo:font-weight="normal" style:language-asian="zh" style:country-asian="TW" style:font-weight-asian="normal" style:font-weight-complex="normal"/>
    </style:style>
    <style:style style:name="T7" style:family="text" style:parent-style-name="Source_20_Text">
      <style:text-properties fo:color="#000000"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emap</text:h>
      <text:p text:style-name="Text_20_body_20_indent">A <text:span text:style-name="Source_20_Text">imagemap</text:span> component is a special image. It accepts whatever properties an <text:span text:style-name="Source_20_Text">image </text:span>component accepts. However, unlike <text:span text:style-name="Source_20_Text">image</text:span>, if a user clicks on the image, an <text:span text:style-name="Source_20_Text">onClick</text:span> event is sent back to the server with the coordinates of the mouse position. In contrast, the <text:span text:style-name="Source_20_Text">onClick </text:span>event sent by <text:span text:style-name="Source_20_Text">image</text:span> doesn't contain the coordinates.</text:p>
      <text:p text:style-name="Text_20_body_20_indent">The coordinates of the mouse position are screen pixels counted from the upper-left corner of the image beginning with (0, 0). It is stored as instance of <text:span text:style-name="Source_20_Text">org.zkoss.zk.ui.event .MouseEvent</text:span>. Once the application receives the <text:span text:style-name="Source_20_Text">onClick</text:span> event, it could examine the coordinates of the mouse position from the <text:span text:style-name="Source_20_Text">getX</text:span> and <text:span text:style-name="Source_20_Text">getY</text:span> methods.</text:p>
      <text:p text:style-name="Text_20_body_20_indent">For example, if a user clicks 208 pixels over and 205 pixels down from the upper-left corner</text:p>
      <text:p text:style-name="Text_20_body_20_indent">of the image displayed from the following statement.</text:p>
      <text:p text:style-name="Code_20_Indent_20_2"><text:span text:style-name="Source_20_Text">&lt;imagemap src="/img/sun.jpg" onClick="alert(event.x + &amp;quot;, &amp;quot; +event.y)"/&gt;</text:span></text:p>
      <text:p text:style-name="Text_20_body_20_indent"><draw:frame draw:style-name="fr1" draw:name="graphics1" text:anchor-type="paragraph" svg:width="7.911cm" svg:height="5.48cm" draw:z-index="0"><draw:image xlink:href="../images/imagemap.png" xlink:type="simple" xlink:show="embed" xlink:actuate="onLoad" draw:filter-name="&lt;All formats&gt;"/></draw:frame>Then, the user gets the result as depicted below.</text:p>
      <text:h text:style-name="P1" text:outline-level="4">Class Name</text:h>
      <text:p text:style-name="P2"><text:span text:style-name="T1">org.zkoss.zul.Imagemap</text:span></text:p>
      <text:h text:style-name="P3" text:outline-level="4">Supported Child Components</text:h>
      <text:p text:style-name="P4"><text:span text:style-name="T2">*NONE</text:span> </text:p>
      <text:h text:style-name="P3" text:outline-level="4">Supported Events</text:h>
      <text:p text:style-name="Text_20_body_20_indent_20_2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6"><text:span text:style-name="Source_20_Text">onClick</text:span></text:p>
          </table:table-cell>
          <table:table-cell table:style-name="Table4.B2" office:value-type="string">
            <text:p text:style-name="P7"><text:a xlink:type="simple" xlink:href="../../../../home/robbiecheng/prj/zk1/zkdoc/devref/ch4/MouseEvent.xml"><text:span text:style-name="T3">org.zkoss.zk.ui.event.MouseEvent</text:span></text:a></text:p>
            <text:p text:style-name="P7"><text:span text:style-name="T4">Description:</text:span><text:span text:style-name="T5"> Denotes user has clicked the component.</text:span></text:p>
            <text:p text:style-name="P7"><text:span text:style-name="T5">Use getX(), getY() method get coo</text:span><text:span text:style-name="T6">rdinates.</text:span>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9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T5">content</text:span></text:p>
          </table:table-cell>
          <table:table-cell table:style-name="Table1.A2" office:value-type="string">
            <text:p text:style-name="P11"><text:span text:style-name="Source_20_Text">org.zkoss.image.Image </text:span><text:s/>an image object (i.e., jpeg, png...).</text:p>
          </table:table-cell>
          <table:table-cell table:style-name="Table1.A2" office:value-type="string">
            <text:p text:style-name="P10"><text:span text:style-name="Source_20_Text">Image </text:span></text:p>
          </table:table-cell>
          <table:table-cell table:style-name="Table1.D2" office:value-type="string">
            <text:p text:style-name="P10"><text:span text:style-name="T7">null</text:span></text:p>
          </table:table-cell>
        </table:table-row>
      </table:table>
      <text:p text:style-name="P12"/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8">Note:</text:span> No child is allowed. 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P10"><text:span text:style-name="Source_20_Text">false</text:span></text:p>
          </table:table-cell>
        </table:table-row>
      </table:table>
      <text:h text:style-name="Heading_20_4" text:outline-level="4"/>
      <text:h text:style-name="P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Image.xml">org.zkoss.zul.Image</text:a></text:p>
          </table:table-cell>
        </table:table-row>
        <table:table-row>
          <table:table-cell table:style-name="Table2.A2" office:value-type="string">
            <text:p text:style-name="P13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13"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13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6T17:59:48</dc:date>
    <meta:print-date>2007-09-03T09:33:50</meta:print-date>
    <dc:language>en-US</dc:language>
    <meta:editing-cycles>104</meta:editing-cycles>
    <meta:editing-duration>PT9H50M5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43" meta:word-count="223" meta:character-count="1560"/>
  </office:meta>
</office:document-meta>
</file>